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5.0625in" style:use-optimal-column-width="false"/>
    </style:style>
    <style:style style:name="TableColumn3" style:family="table-column">
      <style:table-column-properties style:column-width="2.625in" style:use-optimal-column-width="false"/>
    </style:style>
    <style:style style:name="Table1" style:family="table" style:master-page-name="MP0">
      <style:table-properties style:width="7.6875in" fo:margin-left="-0.7048in" table:align="left"/>
    </style:style>
    <style:style style:name="TableRow4" style:family="table-row">
      <style:table-row-properties style:min-row-height="0.365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13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14" style:parent-style-name="DefaultParagraphFont" style:family="text">
      <style:text-properties style:font-name-complex="Arial" fo:font-size="26pt" style:font-size-asian="26pt" style:font-size-complex="26pt"/>
    </style:style>
    <style:style style:name="T15" style:parent-style-name="DefaultParagraphFont" style:family="text">
      <style:text-properties style:font-name-asian="Merriweather" style:font-name-complex="Arial" fo:font-weight="bold" style:font-weight-asian="bold" fo:color="#000000" fo:font-size="26pt" style:font-size-asian="26pt" style:font-size-complex="26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8" style:parent-style-name="Normal" style:family="paragraph">
      <style:paragraph-properties fo:border="0.0069in solid #FFFFFF" fo:padding="0.0138in" style:shadow="none" fo:margin-bottom="0in" fo:line-height="115%"/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19" style:parent-style-name="Normal" style:family="paragraph">
      <style:paragraph-properties fo:border="0.0069in solid #FFFFFF" fo:padding="0.0138in" style:shadow="none" fo:margin-bottom="0in" fo:line-height="115%"/>
    </style:style>
    <style:style style:name="T20" style:parent-style-name="Hyperlink" style:family="text">
      <style:text-properties style:font-name-asian="Open Sans" style:font-name-complex="Arial" fo:color="#000000" fo:font-size="9pt" style:font-size-asian="9pt" style:font-size-complex="9pt" style:text-underline-type="none"/>
    </style:style>
    <style:style style:name="P21" style:parent-style-name="Normal" style:family="paragraph">
      <style:paragraph-properties fo:border="0.0069in solid #FFFFFF" fo:padding="0.0138in" style:shadow="none" fo:margin-bottom="0in" fo:line-height="115%"/>
    </style:style>
    <style:style style:name="T22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T23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T24" style:parent-style-name="DefaultParagraphFont" style:family="text">
      <style:text-properties style:font-name-asian="Open Sans" style:font-name-complex="Arial" fo:color="#000000" fo:font-size="9pt" style:font-size-asian="9pt" style:font-size-complex="9pt"/>
    </style:style>
    <style:style style:name="P25" style:parent-style-name="Normal" style:family="paragraph">
      <style:paragraph-properties fo:margin-bottom="0in" fo:line-height="100%"/>
    </style:style>
    <style:style style:name="T26" style:parent-style-name="domain" style:family="text">
      <style:text-properties fo:font-size="9pt" style:font-size-asian="9pt" style:font-size-complex="9pt"/>
    </style:style>
    <style:style style:name="T27" style:parent-style-name="vanity-name" style:family="text">
      <style:text-properties style:font-name-complex="Arial" fo:color="#333333" fo:font-size="9pt" style:font-size-asian="9pt" style:font-size-complex="9pt" fo:background-color="#FFFFFF"/>
    </style:style>
    <style:style style:name="TableRow28" style:family="table-row">
      <style:table-row-properties style:min-row-height="0.368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ubtitle" style:family="paragraph">
      <style:paragraph-properties fo:border="0.0069in solid #FFFFFF" fo:padding="0.0138in" style:shadow="none"/>
      <style:text-properties style:font-name="Calibri" style:font-name-complex="Arial" fo:font-weight="bold" style:font-weight-asian="bold" fo:font-size="11pt" style:font-size-asian="11pt" style:font-size-complex="11pt"/>
    </style:style>
    <style:style style:name="P31" style:parent-style-name="Normal" style:family="paragraph">
      <style:paragraph-properties fo:margin-bottom="0in" fo:line-height="100%"/>
    </style:style>
    <style:style style:name="T32" style:parent-style-name="DefaultParagraphFont" style:family="text">
      <style:text-properties style:font-name-asian="Open Sans" style:font-name-complex="Arial" fo:font-weight="bold" style:font-weight-asian="bold" fo:color="#000000" fo:font-size="9pt" style:font-size-asian="9pt" style:font-size-complex="9pt"/>
    </style:style>
    <style:style style:name="P33" style:parent-style-name="Normal" style:family="paragraph">
      <style:text-properties fo:hyphenate="true"/>
    </style:style>
    <style:style style:name="TableRow34" style:family="table-row">
      <style:table-row-properties style:min-row-height="0.293in" style:use-optimal-row-height="false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complex="Arial" fo:font-weight="bold" style:font-weight-asian="bold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-complex="Arial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-complex="Arial" fo:font-weight="bold" style:font-weight-asian="bold"/>
    </style:style>
    <style:style style:name="TableRow43" style:family="table-row">
      <style:table-row-properties style:min-row-height="0.318in"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47" style:parent-style-name="DefaultParagraphFont" style:family="text">
      <style:text-properties style:font-name-complex="Arial" fo:color="#000000"/>
    </style:style>
    <style:style style:name="T48" style:parent-style-name="DefaultParagraphFont" style:family="text">
      <style:text-properties style:font-name-asian="Merriweather" style:font-name-complex="Arial" fo:color="#000000"/>
    </style:style>
    <style:style style:name="T49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0" style:parent-style-name="Heading3" style:family="paragraph">
      <style:paragraph-properties fo:line-height="100%"/>
    </style:style>
    <style:style style:name="T51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52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55" style:parent-style-name="DefaultParagraphFont" style:family="text">
      <style:text-properties style:font-name-complex="Arial" fo:color="#000000"/>
    </style:style>
    <style:style style:name="T56" style:parent-style-name="DefaultParagraphFont" style:family="text">
      <style:text-properties style:font-name-asian="Merriweather" style:font-name-complex="Arial" fo:color="#000000"/>
    </style:style>
    <style:style style:name="T57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58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59" style:parent-style-name="Normal" style:family="paragraph">
      <style:paragraph-properties fo:margin-bottom="0in" fo:line-height="100%"/>
    </style:style>
    <style:style style:name="T60" style:parent-style-name="DefaultParagraphFont" style:family="text">
      <style:text-properties style:font-name-asian="Merriweather" fo:font-size="9pt" style:font-size-asian="9pt" style:font-size-complex="9pt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TableRow65" style:family="table-row">
      <style:table-row-properties style:min-row-height="0.3493in" style:use-optimal-row-height="false"/>
    </style:style>
    <style:style style:name="P66" style:parent-style-name="Normal" style:family="paragraph">
      <style:text-properties fo:hyphenate="tru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Arial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-complex="Arial" fo:font-weight="bold" style:font-weight-asian="bold"/>
    </style:style>
    <style:style style:name="TableRow71" style:family="table-row">
      <style:table-row-properties style:min-row-height="0.3868in" style:use-optimal-row-height="false"/>
    </style:style>
    <style:style style:name="P72" style:parent-style-name="Normal" style:family="paragraph">
      <style:text-properties fo:hyphenate="tru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5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6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77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80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81" style:family="table-row">
      <style:table-row-properties style:min-row-height="0.3243in" style:use-optimal-row-height="false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84" style:parent-style-name="Normal" style:family="paragraph">
      <style:paragraph-properties fo:margin-bottom="0in" fo:line-height="100%"/>
    </style:style>
    <style:style style:name="T85" style:parent-style-name="DefaultParagraphFont" style:family="text">
      <style:text-properties style:font-name-complex="Arial" fo:font-weight="bold" style:font-weight-asian="bold"/>
    </style:style>
    <style:style style:name="P86" style:parent-style-name="Normal" style:family="paragraph">
      <style:text-properties fo:hyphenate="true"/>
    </style:style>
    <style:style style:name="TableRow87" style:family="table-row">
      <style:table-row-properties style:min-row-height="0.3541in" style:use-optimal-row-height="false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Heading3" style:family="paragraph">
      <style:paragraph-properties fo:line-height="100%"/>
    </style:style>
    <style:style style:name="T90" style:parent-style-name="DefaultParagraphFont" style:family="text">
      <style:text-properties style:font-name="Calibri" style:font-name-asian="Merriweather" style:font-name-complex="Arial" fo:font-weight="bold" style:font-weight-asian="bold" fo:color="#000000" fo:font-size="11pt" style:font-size-asian="11pt" style:font-size-complex="11pt"/>
    </style:style>
    <style:style style:name="T91" style:parent-style-name="DefaultParagraphFont" style:family="text">
      <style:text-properties style:font-name="Calibri" style:font-name-complex="Arial" fo:color="#000000" fo:font-size="11pt" style:font-size-asian="11pt" style:font-size-complex="11pt"/>
    </style:style>
    <style:style style:name="T92" style:parent-style-name="DefaultParagraphFont" style:family="text">
      <style:text-properties style:font-name="Calibri" style:font-name-asian="Merriweather" style:font-name-complex="Arial" fo:color="#000000" fo:font-size="11pt" style:font-size-asian="11pt" style:font-size-complex="11pt"/>
    </style:style>
    <style:style style:name="T93" style:parent-style-name="DefaultParagraphFont" style:family="text">
      <style:text-properties style:font-name="Calibri" style:font-name-asian="Merriweather" style:font-name-complex="Arial" fo:font-style="italic" style:font-style-asian="italic" fo:color="#000000" fo:font-size="11pt" style:font-size-asian="11pt" style:font-size-complex="11pt"/>
    </style:style>
    <style:style style:name="P94" style:parent-style-name="Heading3" style:family="paragraph">
      <style:paragraph-properties fo:line-height="100%"/>
    </style:style>
    <style:style style:name="T95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96" style:parent-style-name="Heading3" style:family="paragraph">
      <style:paragraph-properties fo:line-height="100%"/>
      <style:text-properties style:font-name="Calibri" style:font-name-asian="Merriweather" style:font-name-complex="Arial" fo:color="#666666" fo:font-size="9pt" style:font-size-asian="9pt" style:font-size-complex="9pt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99" style:parent-style-name="DefaultParagraphFont" style:family="text">
      <style:text-properties style:font-name-complex="Arial" fo:color="#000000"/>
    </style:style>
    <style:style style:name="T100" style:parent-style-name="DefaultParagraphFont" style:family="text">
      <style:text-properties style:font-name-asian="Merriweather" style:font-name-complex="Arial" fo:color="#000000"/>
    </style:style>
    <style:style style:name="T10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2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03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04" style:parent-style-name="Normal" style:family="paragraph">
      <style:paragraph-properties fo:margin-bottom="0in" fo:line-height="100%"/>
    </style:style>
    <style:style style:name="T105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06" style:parent-style-name="DefaultParagraphFont" style:family="text">
      <style:text-properties style:font-name-complex="Arial" fo:color="#000000"/>
    </style:style>
    <style:style style:name="T107" style:parent-style-name="DefaultParagraphFont" style:family="text">
      <style:text-properties style:font-name-asian="Merriweather" style:font-name-complex="Arial" fo:color="#000000"/>
    </style:style>
    <style:style style:name="T108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09" style:parent-style-name="Normal" style:family="paragraph">
      <style:paragraph-properties fo:margin-bottom="0in" fo:line-height="100%"/>
      <style:text-properties style:font-name-asian="Open Sans" style:font-name-complex="Arial" fo:color="#666666" fo:font-size="8pt" style:font-size-asian="8pt" style:font-size-complex="8pt"/>
    </style:style>
    <style:style style:name="P110" style:parent-style-name="Normal" style:family="paragraph">
      <style:paragraph-properties fo:margin-bottom="0in" fo:line-height="100%"/>
      <style:text-properties style:font-name-asian="Merriweather" style:font-name-complex="Arial" fo:color="#666666" fo:font-size="9pt" style:font-size-asian="9pt" style:font-size-complex="9pt"/>
    </style:style>
    <style:style style:name="P111" style:parent-style-name="Normal" style:family="paragraph">
      <style:text-properties fo:hyphenate="true"/>
    </style:style>
    <style:style style:name="TableRow112" style:family="table-row">
      <style:table-row-properties style:min-row-height="0.2555in" style:use-optimal-row-height="false"/>
    </style:style>
    <style:style style:name="P113" style:parent-style-name="Normal" style:family="paragraph">
      <style:text-properties fo:hyphenate="true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-complex="Arial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style:font-name-complex="Arial" fo:font-weight="bold" style:font-weight-asian="bold"/>
    </style:style>
    <style:style style:name="TableRow118" style:family="table-row">
      <style:table-row-properties style:min-row-height="0.1805in" style:use-optimal-row-height="false"/>
    </style:style>
    <style:style style:name="P119" style:parent-style-name="Normal" style:family="paragraph">
      <style:text-properties fo:hyphenate="true"/>
    </style:style>
    <style:style style:name="TableCell120" style:family="table-cell">
      <style:table-cell-properties fo:border="none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-asian="Merriweather" style:font-name-complex="Arial" fo:color="#666666" fo:font-size="9pt" style:font-size-asian="9pt" style:font-size-complex="9pt"/>
    </style:style>
    <style:style style:name="TableRow123" style:family="table-row">
      <style:table-row-properties style:min-row-height="0.3027in" style:use-optimal-row-height="false"/>
    </style:style>
    <style:style style:name="P124" style:parent-style-name="Normal" style:family="paragraph">
      <style:text-properties fo:hyphenate="tru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style:font-name-complex="Arial"/>
    </style:style>
    <style:style style:name="TableRow127" style:family="table-row">
      <style:table-row-properties style:min-row-height="0.3437in" style:use-optimal-row-height="false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style:font-name-complex="Arial" fo:font-weight="bold" style:font-weight-asian="bold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-complex="Arial" fo:font-weight="bold" style:font-weight-asian="bold"/>
    </style:style>
    <style:style style:name="P132" style:parent-style-name="Normal" style:family="paragraph">
      <style:text-properties fo:hyphenate="true"/>
    </style:style>
    <style:style style:name="TableRow133" style:family="table-row">
      <style:table-row-properties style:min-row-height="5.4673in" style:use-optimal-row-height="false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37" style:parent-style-name="DefaultParagraphFont" style:family="text">
      <style:text-properties style:font-name-complex="Arial" fo:color="#000000"/>
    </style:style>
    <style:style style:name="T138" style:parent-style-name="DefaultParagraphFont" style:family="text">
      <style:text-properties style:font-name-complex="Arial"/>
    </style:style>
    <style:style style:name="T139" style:parent-style-name="DefaultParagraphFont" style:family="text">
      <style:text-properties style:font-name-asian="Merriweather" style:font-name-complex="Arial" fo:color="#000000"/>
    </style:style>
    <style:style style:name="T140" style:parent-style-name="DefaultParagraphFont" style:family="text">
      <style:text-properties style:font-name-asian="Merriweather" style:font-name-complex="Arial" fo:color="#000000"/>
    </style:style>
    <style:style style:name="T14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42" style:parent-style-name="Heading3" style:family="paragraph">
      <style:paragraph-properties fo:line-height="100%"/>
    </style:style>
    <style:style style:name="T14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4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50" style:parent-style-name="DefaultParagraphFont" style:family="text">
      <style:text-properties style:font-name-asian="Merriweather" style:font-name-complex="Arial" fo:color="#000000"/>
    </style:style>
    <style:style style:name="T15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52" style:parent-style-name="Heading3" style:family="paragraph">
      <style:paragraph-properties fo:line-height="100%"/>
    </style:style>
    <style:style style:name="T15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5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58" style:parent-style-name="Normal" style:family="paragraph">
      <style:paragraph-properties fo:margin-bottom="0in" fo:line-height="100%"/>
    </style:style>
    <style:style style:name="T15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60" style:parent-style-name="DefaultParagraphFont" style:family="text">
      <style:text-properties style:font-name-asian="Merriweather" style:font-name-complex="Arial" fo:color="#000000"/>
    </style:style>
    <style:style style:name="T16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62" style:parent-style-name="Heading3" style:family="paragraph">
      <style:paragraph-properties fo:line-height="100%"/>
    </style:style>
    <style:style style:name="T16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6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7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0" style:parent-style-name="DefaultParagraphFont" style:family="text">
      <style:text-properties style:font-name-asian="Merriweather" style:font-name-complex="Arial" fo:color="#000000"/>
    </style:style>
    <style:style style:name="T17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T172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73" style:parent-style-name="Heading3" style:family="paragraph">
      <style:paragraph-properties fo:line-height="100%"/>
      <style:text-properties style:font-name="Calibri" style:font-name-asian="Open Sans" style:font-name-complex="Arial" fo:color="#666666" fo:font-size="8pt" style:font-size-asian="8pt" style:font-size-complex="8pt"/>
    </style:style>
    <style:style style:name="P17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77" style:parent-style-name="Normal" style:family="paragraph">
      <style:paragraph-properties fo:margin-bottom="0in" fo:line-height="100%"/>
    </style:style>
    <style:style style:name="T17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79" style:parent-style-name="DefaultParagraphFont" style:family="text">
      <style:text-properties fo:font-weight="bold" style:font-weight-asian="bold" style:font-weight-complex="bold" fo:font-size="11.5pt" style:font-size-asian="11.5pt" style:font-size-complex="11.5pt"/>
    </style:style>
    <style:style style:name="T180" style:parent-style-name="DefaultParagraphFont" style:family="text">
      <style:text-properties style:font-name-asian="Merriweather" style:font-name-complex="Arial" fo:color="#000000"/>
    </style:style>
    <style:style style:name="T181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82" style:parent-style-name="Heading3" style:family="paragraph">
      <style:paragraph-properties fo:line-height="100%"/>
    </style:style>
    <style:style style:name="T183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8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5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6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87" style:parent-style-name="Normal" style:family="paragraph">
      <style:paragraph-properties fo:margin-bottom="0in" fo:line-height="100%"/>
    </style:style>
    <style:style style:name="T188" style:parent-style-name="DefaultParagraphFont" style:family="text">
      <style:text-properties style:font-name-asian="Merriweather" style:font-name-complex="Arial" fo:font-weight="bold" style:font-weight-asian="bold" fo:color="#000000"/>
    </style:style>
    <style:style style:name="T189" style:parent-style-name="DefaultParagraphFont" style:family="text">
      <style:text-properties style:font-name-asian="Merriweather" style:font-name-complex="Arial" fo:color="#000000"/>
    </style:style>
    <style:style style:name="T190" style:parent-style-name="DefaultParagraphFont" style:family="text">
      <style:text-properties style:font-name-asian="Merriweather" style:font-name-complex="Arial" fo:font-style="italic" style:font-style-asian="italic" fo:color="#000000"/>
    </style:style>
    <style:style style:name="P191" style:parent-style-name="Heading3" style:family="paragraph">
      <style:paragraph-properties fo:line-height="100%"/>
    </style:style>
    <style:style style:name="T192" style:parent-style-name="DefaultParagraphFont" style:family="text">
      <style:text-properties style:font-name="Calibri" style:font-name-asian="Open Sans" style:font-name-complex="Arial" fo:color="#666666" fo:font-size="8pt" style:font-size-asian="8pt" style:font-size-complex="8pt"/>
    </style:style>
    <style:style style:name="P193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4" style:parent-style-name="ListParagraph" style:family="paragraph">
      <style:paragraph-properties fo:margin-bottom="0in" fo:line-height="100%" fo:margin-left="0.1125in" fo:text-indent="-0.125in">
        <style:tab-stops/>
      </style:paragraph-properties>
      <style:text-properties style:font-name-asian="Merriweather" style:font-name-complex="Arial" fo:color="#666666" fo:font-size="9pt" style:font-size-asian="9pt" style:font-size-complex="9pt"/>
    </style:style>
    <style:style style:name="P195" style:parent-style-name="Normal" style:family="paragraph">
      <style:text-properties fo:hyphenate="true"/>
    </style:style>
    <style:style style:name="P196" style:parent-style-name="Normal" style:family="paragraph">
      <style:text-properties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3">Toran</text:span><text:span text:style-name="T14"><text:s/></text:span><text:span text:style-name="T15">Sahu</text:span></text:p>
          </table:table-cell>
          <table:table-cell table:style-name="TableCell16" table:number-rows-spanned="2">
            <text:p text:style-name="P17"/>
            <text:p text:style-name="P18">+91 8602431733</text:p>
            <text:p text:style-name="P19"><text:a xlink:href="mailto:toran.sahu@yahoo.com" office:target-frame-name="_top" xlink:show="replace"><text:span text:style-name="T20">toran.sahu@yahoo.com</text:span></text:a></text:p>
            <text:p text:style-name="P21"><text:a xlink:href="https://toransahu.github.io/" office:target-frame-name="_top" xlink:show="replace"><text:span text:style-name="T22">toransahu</text:span></text:a><text:a xlink:href="https://toransahu.github.io/" office:target-frame-name="_top" xlink:show="replace"><text:span text:style-name="T23">.</text:span></text:a><text:a xlink:href="https://toransahu.github.io/" office:target-frame-name="_top" xlink:show="replace"><text:span text:style-name="T24">github.io</text:span></text:a></text:p>
            <text:p text:style-name="P25"><text:a xlink:href="https://linkedin.com/in/toransahu" office:target-frame-name="_top" xlink:show="replace"><text:span text:style-name="T26">linkedin.com/in/</text:span></text:a><text:a xlink:href="https://linkedin.com/in/toransahu" office:target-frame-name="_top" xlink:show="replace"><text:span text:style-name="T27">toransahu</text:span></text:a></text:p>
          </table:table-cell>
        </table:table-row>
        <table:table-row table:style-name="TableRow28">
          <table:table-cell table:style-name="TableCell29">
            <text:p text:style-name="P30">Senior Systems Engineer at<text:s/>Infosys</text:p>
            <text:p text:style-name="P31"><text:span text:style-name="T32"><text:s/>B. Tech. (CSE) NIT, Raipur</text:span></text:p>
          </table:table-cell>
          <table:covered-table-cell>
            <text:p text:style-name="P33"/>
          </table:covered-table-cell>
        </table:table-row>
        <table:table-row table:style-name="TableRow34">
          <table:table-cell table:style-name="TableCell35">
            <text:p text:style-name="P36"/>
            <text:p text:style-name="P37"><text:span text:style-name="T38">EXPERIENCE</text:span></text:p>
          </table:table-cell>
          <table:table-cell table:style-name="TableCell39">
            <text:p text:style-name="P40"/>
            <text:p text:style-name="P41"><text:span text:style-name="T42">SKILLS</text:span></text:p>
          </table:table-cell>
        </table:table-row>
        <table:table-row table:style-name="TableRow43">
          <table:table-cell table:style-name="TableCell44" table:number-rows-spanned="3">
            <text:p text:style-name="P45"><text:span text:style-name="T46">Infosys</text:span><text:span text:style-name="T47">,<text:s/></text:span><text:span text:style-name="T48">Pune —<text:s/></text:span><text:span text:style-name="T49">Senior Systems Engineer</text:span></text:p>
            <text:h text:style-name="P50" text:outline-level="3"><text:span text:style-name="T51">JULY 2017 – PRESENT</text:span></text:h>
            <text:h text:style-name="P52" text:outline-level="3">Reduced INTERSPEC to SELERANT data migration activity turnaround time by automating tasks through PL/SQL procedures.</text:h>
            <text:p text:style-name="P53"><text:span text:style-name="T54">Infosys</text:span><text:span text:style-name="T55">,<text:s/></text:span><text:span text:style-name="T56">Pune —<text:s/></text:span><text:span text:style-name="T57">Systems Engineer</text:span></text:p>
            <text:p text:style-name="P58">JUNE 2015 – JUNE 2017</text:p>
            <text:p text:style-name="P59"><text:span text:style-name="T60">Enriched user-experience by enhancing the existing features of the application.</text:span></text:p>
            <text:p text:style-name="P61"><text:span text:style-name="T62">Optimized PL/SQL procedures, automated some data migration activities.</text:span></text:p>
          </table:table-cell>
          <table:table-cell table:style-name="TableCell63">
            <text:p text:style-name="P64">Python, Java, C, C#, Git, Linux, PL/SQL, SQL, Data<text:s/>Structures, Algorithm,<text:s/>HTML, Django, MTV, MVC, PLM Tools,<text:s/></text:p>
          </table:table-cell>
        </table:table-row>
        <table:table-row table:style-name="TableRow65">
          <table:covered-table-cell>
            <text:p text:style-name="P66"/>
          </table:covered-table-cell>
          <table:table-cell table:style-name="TableCell67">
            <text:p text:style-name="P68"/>
            <text:p text:style-name="P69"><text:span text:style-name="T70">AWARDS</text:span></text:p>
          </table:table-cell>
        </table:table-row>
        <table:table-row table:style-name="TableRow71">
          <table:covered-table-cell>
            <text:p text:style-name="P72"/>
          </table:covered-table-cell>
          <table:table-cell table:style-name="TableCell73" table:number-rows-spanned="3">
            <text:p text:style-name="P74">Insta Award – Infosys – Mar 2017</text:p>
            <text:p text:style-name="P75">Certification awarded in appreciation of exceeding the client’s expectations for the works assigned.</text:p>
            <text:p text:style-name="P76"/>
            <text:p text:style-name="P77">Insta Award – Infosys – Jul 2016</text:p>
            <text:p text:style-name="P78"><text:span text:style-name="T79">Certification<text:s/></text:span><text:span text:style-name="T80">awarded in appreciation of quickly learning INTERSPEC tool, helping the team to build database queries &amp; extraction process, hard-working, and dedicated nature.</text:span></text:p>
          </table:table-cell>
        </table:table-row>
        <table:table-row table:style-name="TableRow81">
          <table:table-cell table:style-name="TableCell82">
            <text:p text:style-name="P83"/>
            <text:p text:style-name="P84"><text:span text:style-name="T85">EDUCATION</text:span>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 table:number-rows-spanned="4">
            <text:h text:style-name="P89" text:outline-level="3"><text:span text:style-name="T90">National Institute of Technology</text:span><text:span text:style-name="T91">,<text:s/></text:span><text:span text:style-name="T92">Raipur —<text:s/></text:span><text:span text:style-name="T93">B. Tech. (CSE)</text:span></text:h>
            <text:h text:style-name="P94" text:outline-level="3"><text:span text:style-name="T95">JUNE 2011 – JUNE 2015</text:span></text:h>
            <text:h text:style-name="P96" text:outline-level="3">Grade: 6.96/10</text:h>
            <text:p text:style-name="P97"><text:span text:style-name="T98">Jawahar Navodaya Vidyalaya</text:span><text:span text:style-name="T99">,<text:s/></text:span><text:span text:style-name="T100">Bilaspur —<text:s/></text:span><text:span text:style-name="T101">12th PCM</text:span></text:p>
            <text:p text:style-name="P102">JULY 2009 – APRIL 2010</text:p>
            <text:p text:style-name="P103">Grade: 72%</text:p>
            <text:p text:style-name="P104"><text:span text:style-name="T105">Jawahar Navodaya Vidyalaya</text:span><text:span text:style-name="T106">,<text:s/></text:span><text:span text:style-name="T107">Bilaspur —<text:s/></text:span><text:span text:style-name="T108">10th</text:span></text:p>
            <text:p text:style-name="P109">JULY 2007 – APRIL 2008</text:p>
            <text:p text:style-name="P110">Grade: 83.4%</text:p>
          </table:table-cell>
          <table:covered-table-cell>
            <text:p text:style-name="P111"/>
          </table:covered-table-cell>
        </table:table-row>
        <table:table-row table:style-name="TableRow112">
          <table:covered-table-cell>
            <text:p text:style-name="P113"/>
          </table:covered-table-cell>
          <table:table-cell table:style-name="TableCell114">
            <text:p text:style-name="P115"/>
            <text:p text:style-name="P116"><text:span text:style-name="T117">LANGUAGE</text:span></text:p>
          </table:table-cell>
        </table:table-row>
        <table:table-row table:style-name="TableRow118">
          <table:covered-table-cell>
            <text:p text:style-name="P119"/>
          </table:covered-table-cell>
          <table:table-cell table:style-name="TableCell120">
            <text:p text:style-name="P121"><text:span text:style-name="T122">English, Hindi</text:span></text:p>
          </table:table-cell>
        </table:table-row>
        <table:table-row table:style-name="TableRow123">
          <table:covered-table-cell>
            <text:p text:style-name="P124"/>
          </table:covered-table-cell>
          <table:table-cell table:style-name="TableCell125" table:number-rows-spanned="3">
            <text:p text:style-name="P126"/>
          </table:table-cell>
        </table:table-row>
        <table:table-row table:style-name="TableRow127">
          <table:table-cell table:style-name="TableCell128">
            <text:p text:style-name="P129"/>
            <text:p text:style-name="P130"><text:span text:style-name="T131">PROJECTS</text:span></text:p>
          </table:table-cell>
          <table:covered-table-cell>
            <text:p text:style-name="P132"/>
          </table:covered-table-cell>
        </table:table-row>
        <table:table-row table:style-name="TableRow133">
          <table:table-cell table:style-name="TableCell134">
            <text:p text:style-name="P135"><text:span text:style-name="T136">ProConf</text:span><text:span text:style-name="T137">,</text:span><text:span text:style-name="T138"><text:s/></text:span><text:span text:style-name="T139">Meridian Data Migration<text:s/></text:span><text:span text:style-name="T140">—<text:s/></text:span><text:span text:style-name="T141">Mondelez International</text:span></text:p>
            <text:h text:style-name="P142" text:outline-level="3"><text:span text:style-name="T143">JUN 2017 – OCT 2017</text:span></text:h>
            <text:list text:style-name="LFO1" text:continue-numbering="true">
              <text:list-item>
                <text:p text:style-name="P144">Migration of some plants related data from SIMANTIC IT Interspec’s database to Selerant DevEX PLM’s database.</text:p>
              </text:list-item>
              <text:list-item>
                <text:p text:style-name="P145">Activities: Extraction, Transformation, and Migration followed by Retirement</text:p>
              </text:list-item>
              <text:list-item>
                <text:p text:style-name="P146">Responsibility:<text:s/>Requirement gathering, analysis, design, development (ETL), testing, client communication, team management</text:p>
              </text:list-item>
              <text:list-item>
                <text:p text:style-name="P147">Technologies: PL/SQL, Java and C#</text:p>
              </text:list-item>
            </text:list>
            <text:p text:style-name="P148"><text:span text:style-name="T149">Volt</text:span><text:span text:style-name="T150"><text:s/>—<text:s/></text:span><text:span text:style-name="T151">Mondelez International</text:span></text:p>
            <text:h text:style-name="P152" text:outline-level="3"><text:span text:style-name="T153">SEP 2016 – MAY 2017</text:span></text:h>
            <text:list text:style-name="LFO1" text:continue-numbering="true">
              <text:list-item>
                <text:p text:style-name="P154">Enhancement <text:s/>in existing <text:s/>features by implementing change request</text:p>
              </text:list-item>
              <text:list-item>
                <text:p text:style-name="P155">Activities: Major &amp; minor <text:s/>change request development</text:p>
              </text:list-item>
              <text:list-item>
                <text:p text:style-name="P156">Responsibility: Development, testing, client communication</text:p>
              </text:list-item>
              <text:list-item>
                <text:p text:style-name="P157">Technologies: Python, Django, PL/SQL</text:p>
              </text:list-item>
            </text:list>
            <text:p text:style-name="P158"><text:span text:style-name="T159">Meridian Retirement</text:span><text:span text:style-name="T160"><text:s/>—<text:s/></text:span><text:span text:style-name="T161">Kraft Foods</text:span></text:p>
            <text:h text:style-name="P162" text:outline-level="3"><text:span text:style-name="T163">DEC 2015 – AUG 2016</text:span></text:h>
            <text:list text:style-name="LFO1" text:continue-numbering="true">
              <text:list-item>
                <text:p text:style-name="P164">Migration of the whole data from Meridian’s database to<text:s/>Oracle Agile PLM’s database.</text:p>
              </text:list-item>
              <text:list-item>
                <text:p text:style-name="P165">Activities: Extraction, Transformation, and Migration followed by Retirement</text:p>
              </text:list-item>
              <text:list-item>
                <text:p text:style-name="P166">Responsibility: PL/SQL and console application programming</text:p>
              </text:list-item>
              <text:list-item>
                <text:p text:style-name="P167">Technologies: PL/SQL, Java and C#</text:p>
              </text:list-item>
            </text:list>
            <text:p text:style-name="P168"><text:span text:style-name="T169">MS Excel Implementation of Regression Clustering<text:s/></text:span><text:span text:style-name="T170">—<text:s/></text:span><text:span text:style-name="T171">NIT,<text:s/></text:span><text:span text:style-name="T172">Raipur</text:span></text:p>
            <text:h text:style-name="P173" text:outline-level="3">JAN 2015 – APR 2015</text:h>
            <text:list text:style-name="LFO1" text:continue-numbering="true">
              <text:list-item>
                <text:p text:style-name="P174">An Application Software for attribute prediction of the data present in Excel file with minimal error estimation using regression clustering.</text:p>
              </text:list-item>
              <text:list-item>
                <text:p text:style-name="P175">Algorithm: Clustering (K-Means), Regression</text:p>
              </text:list-item>
              <text:list-item>
                <text:p text:style-name="P176">Technologies: Python3, MySQL, SciKit-Learn,<text:s/>XlsxWriter, Data Mining, Machine Learning</text:p>
              </text:list-item>
            </text:list>
            <text:p text:style-name="P177"><text:span text:style-name="T178">Data Fragmentation for given Cluster Centers</text:span><text:span text:style-name="T179"><text:s/></text:span><text:span text:style-name="T180">—<text:s/></text:span><text:span text:style-name="T181">NIT, Raipur</text:span></text:p>
            <text:h text:style-name="P182" text:outline-level="3"><text:span text:style-name="T183">JUL 2014 – DEC 2014</text:span></text:h>
            <text:list text:style-name="LFO1" text:continue-numbering="true">
              <text:list-item>
                <text:p text:style-name="P184">An Application Software for fragmentation of the data present in Excel file according to given cluster centers.</text:p>
              </text:list-item>
              <text:list-item>
                <text:p text:style-name="P185">Algorithm: K-Means</text:p>
              </text:list-item>
              <text:list-item>
                <text:p text:style-name="P186">Technologies: Java2, MySQL</text:p>
              </text:list-item>
            </text:list>
            <text:p text:style-name="P187"><text:span text:style-name="T188">Library Management System<text:s/></text:span><text:span text:style-name="T189">—<text:s/></text:span><text:span text:style-name="T190">NIT, Raipur</text:span></text:p>
            <text:h text:style-name="P191" text:outline-level="3"><text:span text:style-name="T192">JAN 2013 – MAR 2013</text:span></text:h>
            <text:list text:style-name="LFO1" text:continue-numbering="true">
              <text:list-item>
                <text:p text:style-name="P193">An Application Software made in Java2 to manage the college library system.</text:p>
              </text:list-item>
              <text:list-item>
                <text:p text:style-name="P194">Technologies: Java2, MySQL</text:p>
              </text:list-item>
            </text:list>
          </table:table-cell>
          <table:covered-table-cell>
            <text:p text:style-name="P195"/>
          </table:covered-table-cell>
        </table:table-row>
      </table:table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 Sans" svg:font-family="Open Sans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erriweather" svg:font-family="Merriweather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Calibri Light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Subtitle" style:display-name="Subtitle" style:family="paragraph" style:parent-style-name="Normal" style:next-style-name="Normal">
      <style:paragraph-properties fo:widows="0" fo:orphans="0" fo:border="0.0034in solid #FFFFFF" fo:padding="0.4305in" style:shadow="#000000 0.0034in 0.0034in" fo:margin-bottom="0in" fo:line-height="115%" fo:margin-right="0.2083in"/>
      <style:text-properties style:font-name="Open Sans" style:font-name-asian="Open Sans" style:font-name-complex="Open Sans" fo:color="#000000" fo:font-size="9pt" style:font-size-asian="9pt" style:font-size-complex="9p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asian="Times New Roman" style:font-name-complex="Times New Roman" fo:color="#000000" fo:font-size="12pt" style:font-size-asian="12pt" style:font-size-complex="12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SubtitleChar" style:display-name="Subtitle Char" style:family="text" style:parent-style-name="DefaultParagraphFont">
      <style:text-properties style:font-name="Open Sans" style:font-name-asian="Open Sans" style:font-name-complex="Open Sans" fo:color="#000000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domain" style:display-name="domain" style:family="text" style:parent-style-name="DefaultParagraphFont"/>
    <style:style style:name="vanity-name" style:display-name="vanity-name" style:family="text" style:parent-style-name="DefaultParagraphFont"/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fo:font-size="12pt" style:font-size-asian="12pt" style:font-size-complex="12pt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.1in" fo:margin-left="1in" fo:margin-bottom="0.139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2in"/>
      </style:header-style>
      <style:footer-style>
        <style:header-footer-properties style:dynamic-spacing="true" fo:min-height="0.241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fo:font-size="8pt" style:font-size-asian="8pt" style:font-size-complex="8pt"/>
    </style:style>
    <style:style style:name="P9" style:parent-style-name="Header" style:family="paragraph">
      <style:paragraph-properties fo:text-align="justify" fo:margin-left="-0.5909in">
        <style:tab-stops>
          <style:tab-stop style:type="left" style:position="5.4875in"/>
          <style:tab-stop style:type="left" style:position="5.5534in"/>
        </style:tab-stops>
      </style:paragraph-properties>
    </style:style>
    <style:style style:name="T10" style:parent-style-name="DefaultParagraphFont" style:family="text">
      <style:text-properties fo:font-size="8pt" style:font-size-asian="8pt" style:font-size-complex="8pt"/>
    </style:style>
    <style:style style:name="T11" style:parent-style-name="DefaultParagraphFont" style:family="text">
      <style:text-properties fo:font-size="8pt" style:font-size-asian="8pt" style:font-size-complex="8pt"/>
    </style:style>
    <number:date-style style:name="N12" number:language="en" number:country="US"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style:master-page style:name="MP0" style:page-layout-name="PL0">
      <style:header>
        <text:p text:style-name="P7"><text:span text:style-name="T8"><text:page-number text:fixed="false">1</text:page-number></text:span></text:p>
      </style:header>
      <style:footer>
        <text:p text:style-name="P9"><text:span text:style-name="T10">toran.sahu@yahoo.com <text:s text:c="156"/>Last updated:<text:s/></text:span><text:span text:style-name="T11"><text:date style:data-style-name="N12">December 7, 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ran Sahu</meta:initial-creator>
    <dc:creator>Toran Sahu</dc:creator>
    <meta:creation-date>2017-08-09T16:32:00Z</meta:creation-date>
    <dc:date>2017-12-07T06:50:00Z</dc:date>
    <meta:print-date>2017-12-07T06:49:00Z</meta:print-date>
    <meta:template xlink:href="Normal" xlink:type="simple"/>
    <meta:editing-cycles>24</meta:editing-cycles>
    <meta:editing-duration>PT5100S</meta:editing-duration>
    <meta:document-statistic meta:page-count="1" meta:paragraph-count="6" meta:word-count="505" meta:character-count="3380" meta:row-count="24" meta:non-whitespace-character-count="2881"/>
  </office:meta>
</office:document-meta>
</file>